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29" table:formula="of:=FREQUENCY([.A1:.A1000];[.B1:.B28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number-columns-repeated="5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number-columns-repeated="5"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float" office:value="46.5" calcext:value-type="float">
            <text:p>46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6.298in" svg:height="3.5453in" svg:x="8.4118in" svg:y="0.9307in">
            <draw:object draw:notify-on-update-of-ranges="Sheet2.F1:Sheet2.F35 Sheet2.G1:Sheet2.G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76" table:formula="of:=FREQUENCY([.A1:.A1326];[.B1:.B7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36" table:formula="of:=FREQUENCY([.A1:.A1326];[.F1:.F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7:26:32.608841546</meta:creation-date>
    <dc:date>2017-04-15T18:42:07.362038897</dc:date>
    <meta:editing-duration>PT14M23S</meta:editing-duration>
    <meta:editing-cycles>1</meta:editing-cycles>
    <meta:document-statistic meta:table-count="2" meta:cell-count="2636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08cm" svg:y="4.204cm" style:legend-expansion="high" chart:style-name="ch2"/>
        <chart:plot-area chart:style-name="ch3" table:cell-range-address="Sheet2.F1:Sheet2.G35" chart:data-source-has-labels="column" svg:x="0.319cm" svg:y="0.18cm" svg:width="13.07cm" svg:height="8.646cm">
          <chartooo:coordinate-region svg:x="0.94cm" svg:y="0.379cm" svg:width="12.344cm" svg:height="7.402cm"/>
          <chart:axis chart:dimension="x" chart:name="primary-x" chart:style-name="ch4" chartooo:axis-type="auto">
            <chartooo:date-scale/>
            <chart:categories table:cell-range-address="Sheet2.F1:Sheet2.F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G1:Sheet2.G35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F1:Sheet2.F35</svg:desc>
                </draw:g>
              </table:table-cell>
              <table:table-cell office:value-type="float" office:value="0">
                <text:p>0</text:p>
                <draw:g>
                  <svg:desc>Sheet2.G1:Sheet2.G35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